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0F2A92B0AA81B143EA.png" manifest:media-type="image/png"/>
  <manifest:file-entry manifest:full-path="Pictures/1000020A000001A700000192136F5E48A250FFD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877cm" fo:min-width="15.37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854cm" fo:min-width="13.8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197cm" fo:min-width="2.187cm" fo:padding-top="0.108cm" fo:padding-bottom="0.108cm" fo:padding-left="0.233cm" fo:padding-right="0.233cm" fo:wrap-option="wrap" draw:shadow="hidden" draw:shadow-offset-x="0.2cm" draw:shadow-offset-y="0.2cm" draw:shadow-color="#808080" draw:shadow-opacity="50%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355cm" fo:min-width="8.15cm" fo:padding-top="0.108cm" fo:padding-bottom="0.108cm" fo:padding-left="0.233cm" fo:padding-right="0.233cm" fo:wrap-option="wrap" draw:shadow="hidden" draw:shadow-offset-x="0.2cm" draw:shadow-offset-y="0.2cm" draw:shadow-color="#808080" draw:shadow-opacity="50%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197cm" fo:min-width="2.187cm" fo:padding-top="0.108cm" fo:padding-bottom="0.108cm" fo:padding-left="0.233cm" fo:padding-right="0.233cm" fo:wrap-option="wrap" draw:shadow="hidden" draw:shadow-offset-x="0.2cm" draw:shadow-offset-y="0.2cm" draw:shadow-color="#808080" draw:shadow-opacity="50%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3.3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3.3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9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6.29cm" fo:min-width="3.6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9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false" fo:min-height="6.29cm" fo:min-width="3.61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197cm" fo:min-width="0.638cm" fo:padding-top="0.108cm" fo:padding-bottom="0.108cm" fo:padding-left="0.233cm" fo:padding-right="0.233cm" fo:wrap-option="wrap" draw:shadow="hidden" draw:shadow-offset-x="0.2cm" draw:shadow-offset-y="0.2cm" draw:shadow-color="#808080" draw:shadow-opacity="50%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197cm" fo:min-width="0.638cm" fo:padding-top="0.108cm" fo:padding-bottom="0.108cm" fo:padding-left="0.233cm" fo:padding-right="0.233cm" fo:wrap-option="wrap" draw:shadow="hidden" draw:shadow-offset-x="0.2cm" draw:shadow-offset-y="0.2cm" draw:shadow-color="#808080" draw:shadow-opacity="50%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472cm" fo:min-width="2.052cm" fo:padding-top="0.108cm" fo:padding-bottom="0.108cm" fo:padding-left="0.233cm" fo:padding-right="0.233cm" fo:wrap-option="wrap" draw:shadow="hidden" draw:shadow-offset-x="0.2cm" draw:shadow-offset-y="0.2cm" draw:shadow-color="#808080" draw:shadow-opacity="50%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15cm" fo:min-width="0.61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15cm" fo:min-width="0.611cm" fo:padding-top="0.125cm" fo:padding-bottom="0.125cm" fo:padding-left="0.25cm" fo:padding-right="0.25cm" fo:wrap-option="no-wrap" draw:shadow="hidden" draw:shadow-offset-x="0.03cm" draw:shadow-offset-y="0.03cm" draw:shadow-color="#808080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599cm" fo:min-width="0.38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131cm" draw:marker-start-center="false" draw:marker-end="" draw:marker-end-width="0.131cm" draw:marker-end-center="false" draw:stroke-linejoin="miter" svg:stroke-linecap="butt" draw:fill="none" draw:fill-color="#ffffff" draw:textarea-horizontal-align="justify" draw:textarea-vertical-align="middle" draw:auto-grow-height="false" draw:fit-to-size="false" style:shrink-to-fit="false" fo:min-height="0.544cm" fo:min-width="2.256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472cm" fo:min-width="2.052cm" fo:padding-top="0.108cm" fo:padding-bottom="0.108cm" fo:padding-left="0.233cm" fo:padding-right="0.233cm" fo:wrap-option="wrap" draw:shadow="hidden" draw:shadow-offset-x="0.2cm" draw:shadow-offset-y="0.2cm" draw:shadow-color="#808080" draw:shadow-opacity="50%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15cm" draw:marker-start-center="false" draw:marker-end="" draw:marker-end-width="0.15cm" draw:marker-end-center="false" draw:stroke-linejoin="miter" svg:stroke-linecap="butt" draw:fill="solid" draw:fill-color="#ffffff" draw:opacity="50%" draw:textarea-horizontal-align="justify" draw:textarea-vertical-align="middle" draw:auto-grow-height="false" draw:fit-to-size="false" style:shrink-to-fit="false" fo:min-height="0.355cm" fo:min-width="4.326cm" fo:padding-top="0.108cm" fo:padding-bottom="0.108cm" fo:padding-left="0.233cm" fo:padding-right="0.233cm" fo:wrap-option="wrap" draw:shadow="hidden" draw:shadow-offset-x="0.2cm" draw:shadow-offset-y="0.2cm" draw:shadow-color="#808080" draw:shadow-opacity="50%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8.585cm" fo:min-width="0.28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GB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GB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3pt" fo:language="en" fo:country="GB" fo:font-style="normal" fo:text-shadow="none" style:text-underline-style="none" fo:font-weight="normal" style:letter-kerning="true" style:font-name-asian="Microsoft YaHei" style:font-size-asian="23pt" style:font-style-asian="normal" style:font-weight-asian="normal" style:font-name-complex="Mangal" style:font-size-complex="2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3pt" fo:language="en" fo:country="GB" fo:font-style="normal" fo:text-shadow="none" style:text-underline-style="none" fo:font-weight="normal" style:letter-kerning="true" style:font-name-asian="Microsoft YaHei" style:font-size-asian="23pt" style:font-style-asian="normal" style:font-weight-asian="normal" style:font-name-complex="Mangal" style:font-size-complex="2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GB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3pt" fo:language="en" fo:country="GB" fo:font-style="normal" fo:text-shadow="none" style:text-underline-style="none" fo:font-weight="normal" style:letter-kerning="true" style:font-name-asian="Microsoft YaHei" style:font-size-asian="23pt" style:font-style-asian="normal" style:font-weight-asian="normal" style:font-name-complex="Mangal" style:font-size-complex="2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 1" draw:style-name="gr1" draw:text-style-name="P2" draw:layer="layout" svg:width="15.875cm" svg:height="4.127cm" svg:x="2.587cm" svg:y="23.86cm">
          <text:p text:style-name="P1"><text:span text:style-name="T1">Agent</text:span></text:p>
          <text:p text:style-name="P1"><text:span text:style-name="T1"/></text:p>
          <text:p text:style-name="P1"><text:span text:style-name="T1">Action = Updated Language 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tart-End 1" draw:style-name="gr2" draw:text-style-name="P4" draw:layer="layout" svg:width="15.875cm" svg:height="2.982cm" svg:x="2.27cm" svg:y="1.635cm">
          <text:p text:style-name="P3"><text:span text:style-name="T2">User/Enviroment</text:span></text:p>
          <text:p text:style-name="P3"><text:span text:style-name="T2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left-arrow 2" draw:style-name="gr3" draw:text-style-name="P5" draw:layer="layout" svg:width="2.855cm" svg:height="1.595cm" draw:transform="rotate (1.56067341713333) translate (3.205cm 7.982cm)">
          <text:p/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-arrow 1" draw:style-name="gr4" draw:text-style-name="P5" draw:layer="layout" svg:width="8.895cm" svg:height="2.203cm" draw:transform="rotate (1.56067341713333) translate (8.915cm 14.008cm)">
          <text:p text:style-name="P6">Stars</text:p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-arrow 3" draw:style-name="gr5" draw:text-style-name="P5" draw:layer="layout" svg:width="2.855cm" svg:height="1.595cm" draw:transform="rotate (1.56067341713333) translate (14.933cm 7.969cm)">
          <text:p/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ubprocess 2" draw:style-name="gr6" draw:text-style-name="P8" draw:layer="layout" svg:width="5.086cm" svg:height="2cm" svg:x="13.382cm" svg:y="8.207cm">
          <text:p text:style-name="P7"><text:span text:style-name="T3">Camera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7" draw:text-style-name="P8" draw:layer="layout" svg:width="5.086cm" svg:height="2cm" svg:x="1.317cm" svg:y="8.62cm">
          <text:p text:style-name="P7"><text:span text:style-name="T3">Microphone/</text:span><text:span text:style-name="T3"><text:line-break/></text:span><text:span text:style-name="T3">Tex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9" draw:layer="layout" svg:width="2.199cm" svg:height="2.585cm" svg:x="8.643cm" svg:y="14.925cm">
          <draw:image xlink:href="Pictures/1000020A000001A700000192136F5E48A250FFD6.svg" xlink:type="simple" xlink:show="embed" xlink:actuate="onLoad" draw:mime-type="image/svg+xml">
            <text:p/>
          </draw:image>
          <draw:image xlink:href="Pictures/10000001000000100000000F2A92B0AA81B143EA.png" xlink:type="simple" xlink:show="embed" xlink:actuate="onLoad" draw:mime-type="image/png"/>
        </draw:frame>
        <draw:custom-shape draw:name="Process 2" draw:style-name="gr9" draw:text-style-name="P2" draw:layer="layout" svg:width="4.445cm" svg:height="2cm" svg:x="1.628cm" svg:y="12.5cm">
          <text:p text:style-name="P1"><text:span text:style-name="T1">LL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Alternate-Process 1" draw:style-name="gr10" draw:text-style-name="P11" draw:layer="layout" svg:width="4.445cm" svg:height="7.062cm" svg:x="1.628cm" svg:y="14.011cm">
          <text:list text:style-name="L1">
            <text:list-header>
              <text:p text:style-name="P10"><text:span text:style-name="T4"/></text:p>
            </text:list-header>
            <text:list-item>
              <text:p text:style-name="P10"><text:span text:style-name="T4">Text of </text:span></text:p>
              <text:p text:style-name="P10"><text:span text:style-name="T4">Session</text:span></text:p>
              <text:p text:style-name="P10"><text:span text:style-name="T4"/></text:p>
            </text:list-item>
            <text:list-item>
              <text:p text:style-name="P10"><text:span text:style-name="T4">Vetor of used </text:span></text:p>
              <text:p text:style-name="P10"><text:span text:style-name="T4">Language</text:span></text:p>
              <text:p text:style-name="P10"><text:span text:style-name="T4">= State</text:span></text:p>
            </text:list-item>
          </text:list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Process 3" draw:style-name="gr11" draw:text-style-name="P4" draw:layer="layout" svg:width="4.445cm" svg:height="2cm" svg:x="14.017cm" svg:y="12.112cm">
          <text:p text:style-name="P3"><text:span text:style-name="T2">User Profi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Alternate-Process 2" draw:style-name="gr12" draw:text-style-name="P11" draw:layer="layout" svg:width="4.445cm" svg:height="7.062cm" svg:x="14.017cm" svg:y="13.623cm">
          <text:list text:style-name="L1">
            <text:list-item>
              <text:p text:style-name="P10"><text:span text:style-name="T4">Holds User-</text:span></text:p>
              <text:p text:style-name="P10"><text:span text:style-name="T4">profiles</text:span></text:p>
              <text:p text:style-name="P10"><text:span text:style-name="T4"/></text:p>
            </text:list-item>
            <text:list-item>
              <text:p text:style-name="P10"><text:span text:style-name="T4">Vector of user</text:span></text:p>
              <text:p text:style-name="P10"><text:span text:style-name="T4">charatersitics</text:span></text:p>
              <text:p text:style-name="P10"><text:span text:style-name="T4">= State</text:span></text:p>
            </text:list-item>
          </text:list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left-arrow 7" draw:style-name="gr13" draw:text-style-name="P5" draw:layer="layout" svg:width="1.264cm" svg:height="1.595cm" draw:transform="rotate (1.56067341713333) translate (3.216cm 12.414cm)">
          <text:p/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-arrow 8" draw:style-name="gr14" draw:text-style-name="P5" draw:layer="layout" svg:width="1.264cm" svg:height="1.595cm" draw:transform="rotate (1.56067341713333) translate (15.287cm 11.789cm)">
          <text:p/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-arrow 6" draw:style-name="gr15" draw:text-style-name="P13" draw:layer="layout" svg:width="2.855cm" svg:height="1.595cm" draw:transform="rotate (1.56067341713333) translate (15.568cm 23.54cm)">
          <text:p text:style-name="P12"><text:span text:style-name="T5">State</text:span></text:p>
          <draw:enhanced-geometry draw:mirror-horizontal="false" draw:mirror-vertical="false" svg:viewBox="0 0 0 0" draw:text-areas="?f12 ?f8 ?f13 ?f9" draw:type="ooxml-leftArrow" draw:modifiers="43107.7694235589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ransfer 1" draw:style-name="gr16" draw:text-style-name="P14" draw:layer="layout" svg:width="1.333cm" svg:height="1.335cm" svg:x="7.604cm" svg:y="16.114cm">
          <text:p/>
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ransfer 2" draw:style-name="gr17" draw:text-style-name="P14" draw:layer="layout" svg:width="1.334cm" svg:height="1.335cm" draw:transform="rotate (3.11907790623907) translate (7.604cm 17.449cm)">
          <text:p/>
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rocess 4" draw:style-name="gr18" draw:text-style-name="P8" draw:layer="layout" svg:width="0.889cm" svg:height="5.849cm" svg:x="7.159cm" svg:y="17.058cm">
          <text:p text:style-name="P7"><text:span text:style-name="T3">A</text:span><text:span text:style-name="T3"><text:line-break/></text:span><text:span text:style-name="T3">c</text:span><text:span text:style-name="T3"><text:line-break/></text:span><text:span text:style-name="T3">t</text:span><text:span text:style-name="T3"><text:line-break/></text:span><text:span text:style-name="T3">I</text:span><text:span text:style-name="T3"><text:line-break/></text:span><text:span text:style-name="T3">o</text:span><text:span text:style-name="T3"><text:line-break/></text:span><text:span text:style-name="T3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corner-top-arrow 1" draw:style-name="gr19" draw:text-style-name="P16" draw:layer="layout" svg:width="3.175cm" svg:height="10.478cm" svg:x="6.08cm" svg:y="5.127cm">
          <text:p text:style-name="P15"><text:span text:style-name="T6">Text</text:span></text:p>
          <draw:enhanced-geometry draw:mirror-horizontal="false" draw:mirror-vertical="false" svg:viewBox="0 0 0 0" draw:text-areas="0 ?f13 ?f11 ?f17" draw:type="ooxml-bentUpArrow" draw:modifiers="25000 25704.8590281944 25314.9370125975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left-arrow 4" draw:style-name="gr20" draw:text-style-name="P13" draw:layer="layout" svg:width="2.855cm" svg:height="1.595cm" draw:transform="rotate (-0.00488692190558318) translate (10.85cm 15.922cm)">
          <text:p text:style-name="P12"><text:span text:style-name="T5">State</text:span></text:p>
          <draw:enhanced-geometry draw:mirror-horizontal="false" draw:mirror-vertical="false" svg:viewBox="0 0 0 0" draw:text-areas="?f12 ?f8 ?f13 ?f9" draw:type="ooxml-leftArrow" draw:modifiers="43107.7694235589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-arrow 5" draw:style-name="gr21" draw:text-style-name="P5" draw:layer="layout" svg:width="5.071cm" svg:height="2.203cm" draw:transform="rotate (1.56067341713333) translate (8.62cm 23.216cm)">
          <text:p text:style-name="P6">Reward</text:p>
          <draw:enhanced-geometry draw:mirror-horizontal="false" draw:mirror-vertical="false" svg:viewBox="0 0 0 0" draw:text-areas="?f12 ?f8 ?f13 ?f9" draw:type="ooxml-leftArrow" draw:modifiers="25891.3695434855 49216.9276907698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-arrow 1" draw:style-name="gr22" draw:text-style-name="P17" draw:layer="layout" svg:width="1.653cm" svg:height="9.294cm" draw:transform="rotate (0.907047612261453) translate (5.826cm 10.23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15:56:17.756669471</meta:creation-date>
    <dc:date>2023-07-20T14:56:43.223859268</dc:date>
    <meta:editing-duration>PT15M1S</meta:editing-duration>
    <meta:editing-cycles>3</meta:editing-cycles>
    <meta:generator>LibreOffice/7.3.7.2$Linux_X86_64 LibreOffice_project/30$Build-2</meta:generator>
    <meta:document-statistic meta:object-count="22"/>
  </office:meta>
</office:document-meta>
</file>